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3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865cm" svg:y1="14.827cm" svg:x2="12.741cm" svg:y2="14.827cm">
            <text:p/>
          </draw:line>
          <draw:line draw:style-name="gr1" draw:text-style-name="P1" draw:layer="layout" svg:x1="12.735cm" svg:y1="17.619cm" svg:x2="12.74cm" svg:y2="14.825cm">
            <text:p/>
          </draw:line>
          <draw:line draw:style-name="gr1" draw:text-style-name="P1" draw:layer="layout" svg:x1="9.999cm" svg:y1="13.675cm" svg:x2="11.599cm" svg:y2="13.675cm">
            <text:p/>
          </draw:line>
          <draw:line draw:style-name="gr1" draw:text-style-name="P1" draw:layer="layout" svg:x1="8.87cm" svg:y1="16.025cm" svg:x2="12.74cm" svg:y2="16.02cm">
            <text:p/>
          </draw:line>
          <draw:line draw:style-name="gr1" draw:text-style-name="P1" draw:layer="layout" svg:x1="8.861cm" svg:y1="14.825cm" svg:x2="8.857cm" svg:y2="16.025cm">
            <text:p/>
          </draw:line>
          <draw:line draw:style-name="gr1" draw:text-style-name="P1" draw:layer="layout" svg:x1="11.604cm" svg:y1="17.62cm" svg:x2="12.734cm" svg:y2="17.62cm">
            <text:p/>
          </draw:line>
          <draw:line draw:style-name="gr1" draw:text-style-name="P1" draw:layer="layout" svg:x1="11.599cm" svg:y1="12.47cm" svg:x2="11.594cm" svg:y2="17.619cm">
            <text:p/>
          </draw:line>
          <draw:line draw:style-name="gr1" draw:text-style-name="P1" draw:layer="layout" svg:x1="9.994cm" svg:y1="12.477cm" svg:x2="9.994cm" svg:y2="16.025cm">
            <text:p/>
          </draw:line>
          <draw:line draw:style-name="gr1" draw:text-style-name="P1" draw:layer="layout" svg:x1="9.99cm" svg:y1="12.473cm" svg:x2="11.599cm" svg:y2="12.475cm">
            <text:p/>
          </draw:line>
          <draw:frame draw:style-name="gr2" draw:text-style-name="P3" draw:layer="layout" svg:width="1.835cm" svg:height="0.632cm" svg:x="10.125cm" svg:y="13.956cm">
            <draw:text-box>
              <text:p text:style-name="P2"><text:span text:style-name="T1">Patron 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52:24.382848801</meta:creation-date>
    <dc:date>2018-05-18T12:52:43.287640073</dc:date>
    <meta:editing-duration>PT19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